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Next LT Pro Regular1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venirNext LT Pro Regular" fo:font-size="18pt" fo:font-weight="bold" officeooo:rsid="0003abcd" officeooo:paragraph-rsid="0005b08f" style:font-size-asian="18pt" style:font-weight-asian="bold" style:font-size-complex="18pt" style:font-weight-complex="bold"/>
    </style:style>
    <style:style style:name="T1" style:family="text">
      <style:text-properties fo:color="#ff0000" style:text-line-through-style="none" style:text-line-through-type="none" style:text-position="0% 100%" style:font-name="AvenirNext LT Pro Regular1" fo:text-shadow="1pt 1pt" style:text-underline-style="none" style:font-name-asian="AvenirNext LT Pro Regular1" style:font-name-complex="AvenirNext LT Pro Regular1"/>
    </style:style>
    <style:style style:name="T2" style:family="text">
      <style:text-properties officeooo:rsid="0005b0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UT <text:span text:style-name="T1">◊ </text:span><text:span text:style-name="T2">THE FLA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Next LT Pro Regular1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33:05.572000000</meta:creation-date>
    <dc:date>2016-09-12T09:33:25.903000000</dc:date>
    <meta:editing-duration>PT20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4.4.7.2$Windows_x86 LibreOffice_project/f3153a8b245191196a4b6b9abd1d0da16eead600</meta:generator>
  </office:meta>
</office:document-meta>
</file>